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Nimbus Roman No9 L1" svg:font-family="'Nimbus Roman No9 L'" style:font-family-generic="roman"/>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DD-Historie" style:family="table">
      <style:table-properties style:width="16.999cm" table:align="margins"/>
    </style:style>
    <style:style style:name="TDD-Historie.A" style:family="table-column">
      <style:table-column-properties style:column-width="0.857cm" style:rel-column-width="3304*"/>
    </style:style>
    <style:style style:name="TDD-Historie.B" style:family="table-column">
      <style:table-column-properties style:column-width="3.224cm" style:rel-column-width="12431*"/>
    </style:style>
    <style:style style:name="TDD-Historie.C" style:family="table-column">
      <style:table-column-properties style:column-width="12.917cm" style:rel-column-width="49800*"/>
    </style:style>
    <style:style style:name="TDD-Historie.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DD-Historie.C1" style:family="table-cell">
      <style:table-cell-properties fo:background-color="#808080" fo:padding="0.097cm" fo:border="0.002cm solid #000000">
        <style:background-image/>
      </style:table-cell-properties>
    </style:style>
    <style:style style:name="TDD-Historie.A2" style:family="table-cell">
      <style:table-cell-properties fo:background-color="#c0c0c0" fo:padding="0.097cm" fo:border-left="0.002cm solid #000000" fo:border-right="none" fo:border-top="none" fo:border-bottom="0.002cm solid #000000">
        <style:background-image/>
      </style:table-cell-properties>
    </style:style>
    <style:style style:name="TDD-Historie.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DD-Historie.A3" style:family="table-cell" style:data-style-name="N0">
      <style:table-cell-properties fo:padding="0.097cm" fo:border-left="0.002cm solid #000000" fo:border-right="none" fo:border-top="none" fo:border-bottom="0.002cm solid #000000"/>
    </style:style>
    <style:style style:name="TDD-Historie.B3" style:family="table-cell">
      <style:table-cell-properties fo:padding="0.097cm" fo:border-left="0.002cm solid #000000" fo:border-right="none" fo:border-top="none" fo:border-bottom="0.002cm solid #000000"/>
    </style:style>
    <style:style style:name="TDD-Historie.C3"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0.998cm" style:rel-column-width="3848*"/>
    </style:style>
    <style:style style:name="Table2.B" style:family="table-column">
      <style:table-column-properties style:column-width="6.722cm" style:rel-column-width="25916*"/>
    </style:style>
    <style:style style:name="Table2.C" style:family="table-column">
      <style:table-column-properties style:column-width="9.278cm" style:rel-column-width="35771*"/>
    </style:style>
    <style:style style:name="Table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808080" fo:padding="0.097cm" fo:border="0.002cm solid #000000">
        <style:background-image/>
      </style:table-cell-properties>
    </style:style>
    <style:style style:name="Table2.A2" style:family="table-cell" style:data-style-name="N0">
      <style:table-cell-properties fo:background-color="#c0c0c0" fo:padding="0.097cm" fo:border-left="0.002cm solid #000000" fo:border-right="none" fo:border-top="none" fo:border-bottom="0.002cm solid #000000">
        <style:background-image/>
      </style:table-cell-properties>
    </style:style>
    <style:style style:name="Table2.B2" style:family="table-cell">
      <style:table-cell-properties fo:background-color="#c0c0c0" fo:padding="0.097cm" fo:border-left="0.002cm solid #000000" fo:border-right="none" fo:border-top="none" fo:border-bottom="0.002cm solid #000000">
        <style:background-image/>
      </style:table-cell-properties>
    </style:style>
    <style:style style:name="Table2.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2.A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2.B4" style:family="table-cell">
      <style:table-cell-properties fo:background-color="transparent" fo:padding="0.097cm" fo:border-left="0.002cm solid #000000" fo:border-right="none" fo:border-top="none" fo:border-bottom="0.002cm solid #000000">
        <style:background-image/>
      </style:table-cell-properties>
    </style:style>
    <style:style style:name="Table2.C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0.958cm" style:rel-column-width="3692*"/>
    </style:style>
    <style:style style:name="Table1.B" style:family="table-column">
      <style:table-column-properties style:column-width="3.829cm" style:rel-column-width="14763*"/>
    </style:style>
    <style:style style:name="Table1.C" style:family="table-column">
      <style:table-column-properties style:column-width="12.211cm" style:rel-column-width="47080*"/>
    </style:style>
    <style:style style:name="Table1.A1" style:family="table-cell">
      <style:table-cell-properties fo:background-color="#808080" fo:padding="0.097cm" fo:border="0.002cm solid #000000">
        <style:background-image/>
      </style:table-cell-properties>
    </style:style>
    <style:style style:name="Table1.A2" style:family="table-cell">
      <style:table-cell-properties fo:background-color="#808080" fo:padding="0.097cm" fo:border-left="0.002cm solid #000000" fo:border-right="none" fo:border-top="none" fo:border-bottom="0.002cm solid #000000">
        <style:background-image/>
      </style:table-cell-properties>
    </style:style>
    <style:style style:name="Table1.C2" style:family="table-cell">
      <style:table-cell-properties fo:background-color="#808080"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c0c0c0" fo:padding="0.097cm" fo:border-left="0.002cm solid #000000" fo:border-right="none" fo:border-top="none" fo:border-bottom="0.002cm solid #000000">
        <style:background-image/>
      </style:table-cell-properties>
    </style:style>
    <style:style style:name="Table1.C3"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1.A4" style:family="table-cell" style:data-style-name="N0">
      <style:table-cell-properties fo:padding="0.097cm" fo:border-left="0.002cm solid #000000" fo:border-right="none" fo:border-top="none" fo:border-bottom="0.002cm solid #000000"/>
    </style:style>
    <style:style style:name="Table1.B4" style:family="table-cell">
      <style:table-cell-properties fo:padding="0.097cm" fo:border-left="0.002cm solid #000000" fo:border-right="none" fo:border-top="none" fo:border-bottom="0.002cm solid #000000"/>
    </style:style>
    <style:style style:name="Table1.C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5"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Table_20_Contents">
      <style:paragraph-properties fo:text-align="start" style:justify-single-word="false"/>
      <style:text-properties fo:color="#ff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Nimbus Roman No9 L1" fo:font-size="12pt" fo:language="de" fo:country="DE" style:font-size-asian="12pt" style:font-size-complex="12pt"/>
    </style:style>
    <style:style style:name="P8" style:family="paragraph" style:parent-style-name="Text_20_body">
      <style:text-properties style:font-name="Nimbus Roman No9 L1" fo:font-size="12pt" fo:language="de" fo:country="DE" style:font-size-asian="12pt" style:font-size-complex="12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Heading_20_1">
      <style:paragraph-properties fo:text-align="center" style:justify-single-word="false"/>
    </style:style>
    <style:style style:name="P15"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Times New Roman" style:font-name-asian="Times New Roman" style:font-name-complex="Times New Roman"/>
    </style:style>
    <style:style style:name="T4" style:family="text">
      <style:text-properties style:text-underline-style="none"/>
    </style:style>
    <style:style style:name="T5" style:family="text">
      <style:text-properties fo:color="#00ff00"/>
    </style:style>
    <style:style style:name="T6" style:family="text">
      <style:text-properties fo:font-size="12pt" style:font-size-asian="12pt" style:font-size-complex="12pt"/>
    </style:style>
    <style:style style:name="T7" style:family="text">
      <style:text-properties style:font-name="Nimbus Roman No9 L1" fo:font-size="12pt" fo:language="de" fo:country="DE" style:font-size-asian="12pt" style:font-size-complex="12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Softwarequalitätssicherung VU – Beispiel 4</text:h>
      <text:h text:style-name="P14" text:outline-level="1">Leitfaden</text:h>
      <text:p text:style-name="Standard"/>
      <text:p text:style-name="Standard">Im Rahmen des Übungsteils der VU Softwarequalitätssicherung beschreibt dieses Dokument die von den Teilnehmern durchzuführenden Aufgaben. Die Ergebnisse der Übungsaufgaben sind gemeinsam mit Dokumentation der durchgeführten Aufgaben abzugeben.</text:p>
      <text:h text:style-name="Heading_20_3" text:outline-level="3">Aufgabenstellung – Überblick</text:h>
      <text:p text:style-name="Standard">Die drei Unterbereiche der Aufgabe umfassen Refactoring (vereinfachte Darstellung eines Pizza-Dienstes), Tool-gestützte Fehler-Suche mit Findbugs und Test-Driven-Development anhand des Interfaces „PriorityQueue“ in jeweils von einander unabhängigen Code-Samples.</text:p>
      <text:p text:style-name="Standard">Die nächsten Punkte in diesem Dokument beschreiben was als Aufgabenstellung vorhanden ist und sind ein „Leitfaden“ um die Aufgabenstellung zu verarbeiten und das Beispiel zu lösen.</text:p>
      <text:p text:style-name="Standard"/>
      <text:p text:style-name="Standard">Das Aufgabenpaket (.zip Archiv herunterzuladen im TUWeL) besteht aus:</text:p>
      <text:list xml:id="list33522912" text:style-name="L1">
        <text:list-item>
          <text:p text:style-name="P9">Dokumente</text:p>
          <text:list>
            <text:list-item>
              <text:p text:style-name="P9">Leitfaden&amp;Testbericht: </text:p>
              <text:list>
                <text:list-item>
                  <text:p text:style-name="P9">TDD-Historie: Beschreiben Sie das Erstellen der Tests und die schrittweise Implementierung gegen das Interface anhand der Tests</text:p>
                </text:list-item>
                <text:list-item>
                  <text:p text:style-name="P9">Findbugs-Tabelle: Listen Sie die gefundenen Fehler auf und erklären Sie diese in eigenen Worten und wie diese Fehler behoben werden könnten</text:p>
                </text:list-item>
                <text:list-item>
                  <text:p text:style-name="P9">Refactoring Bericht: Beschreiben der schrittweise durchgeführten Refactorings so, dass der Übergang von der Angabe zur Ihrer Abgabe nachvollziehbar ist und warum Sie etwas refactort haben</text:p>
                </text:list-item>
              </text:list>
            </text:list-item>
          </text:list>
        </text:list-item>
        <text:list-item>
          <text:p text:style-name="P9">Eclipse Java Projekt (code-samples Ordner)</text:p>
          <text:list>
            <text:list-item>
              <text:p text:style-name="P9">package refactoring: Klassen des Pizza-Diensts</text:p>
            </text:list-item>
            <text:list-item>
              <text:p text:style-name="P9">package findbugs: fehlerhafter Code</text:p>
            </text:list-item>
            <text:list-item>
              <text:p text:style-name="P9">package tdd: Interface der PrioritiyQueue.</text:p>
            </text:list-item>
          </text:list>
        </text:list-item>
      </text:list>
      <text:p text:style-name="Standard"/>
      <text:h text:style-name="Heading_20_3" text:outline-level="3">Allgemeine Hinweise</text:h>
      <text:list xml:id="list33503723" text:style-name="L2">
        <text:list-item>
          <text:p text:style-name="P10">Lösen Sie im Leitfaden die Aufgaben (z.B. Historie erstellen, Findbugs-Tabelle ausfüllen, Begründung der Refactoring-Schritte ...).</text:p>
        </text:list-item>
        <text:list-item>
          <text:p text:style-name="P10">Füllen Sie den Testbericht elektronisch aus (.pdf); handschriftliche Abgaben werden nicht angenommen.</text:p>
        </text:list-item>
        <text:list-item>
          <text:p text:style-name="P10">Bsp a: Eine Implementierung, die Collections oder andere Java-Bibliotheken benötigt, wird mit <text:span text:style-name="T1">0 Punkten</text:span> bewertet.</text:p>
        </text:list-item>
        <text:list-item>
          <text:p text:style-name="P10">Bsp b: Aus Findbugs kopierte Erklärungen der Fehler werden <text:span text:style-name="T1">nicht</text:span> gewertet.</text:p>
        </text:list-item>
        <text:list-item>
          <text:p text:style-name="P10">Geben Sie Ihre persönliche Abgabedatei im TUWeL <text:span text:style-name="T2">rechtzeitig</text:span> ab:</text:p>
          <text:list>
            <text:list-item>
              <text:p text:style-name="P10">Beispiel 4: 23.06.2009 23:55 Uhr</text:p>
            </text:list-item>
          </text:list>
        </text:list-item>
        <text:list-item>
          <text:p text:style-name="P10">Ein Zip Archive ist abzugeben. Das Archiv sollte dabei das exportierte Java Projekt (Export <text:span text:style-name="T3">→</text:span> <text:s/>Archive File) enthalten und die richtige Namensgebung aufweisen. Bitte den Ordner „bin“ beim Exportieren ausschließen. Im Ordner qsvu-bsp4 sollten folgende Dateien zu finden sein:</text:p>
          <text:list>
            <text:list-item>
              <text:p text:style-name="P10"><text:soft-page-break/>Ordner doc:</text:p>
              <text:list>
                <text:list-item>
                  <text:p text:style-name="P10">Enthält Testbericht.pdf und Leitfaden.pdf</text:p>
                  <text:list>
                    <text:list-item text:start-value="1">
                      <text:p text:style-name="P10">TDD-Historie (Bsp a)</text:p>
                    </text:list-item>
                    <text:list-item>
                      <text:p text:style-name="P10">Findbugs-Tabelle (Bsp b)</text:p>
                    </text:list-item>
                    <text:list-item>
                      <text:p text:style-name="P10">Refactoring Bericht (Bsp c)</text:p>
                    </text:list-item>
                  </text:list>
                </text:list-item>
              </text:list>
              <text:p text:style-name="P10">Ordner src/main/java/refactoring bzw. src/test/java/refactoring: Ihre überarbeitete Version des Pizza-Diensts (mehrere java-Files) und der zugehörigen Testklasse.</text:p>
            </text:list-item>
            <text:list-item>
              <text:p text:style-name="P10">Ordner src/main/java/tdd bzw. src/test/java/tdd: Die zur Implementierung des Queue Interfaces nötigen java-Files (NoElementException.java, PriorityQueueImpl.java, PriorityQueue.java), sowie der Testklasse (PriorityQueueTest.java)</text:p>
            </text:list-item>
            <text:list-item>
              <text:p text:style-name="P10">Ordner src/main/java/findbugs bzw. src/test/java/findbugs: Der zu analysierende Sourcecode. Der Sourcecode mit Testfall kann und soll nicht funktionieren, jedoch sollte der Code mit den vorhandenen .jar Bibliotheken in /lib fehlerfrei kompilieren.</text:p>
            </text:list-item>
            <text:list-item>
              <text:p text:style-name="P10">Ordner lib: Die benötigten Bibliotheken.</text:p>
            </text:list-item>
            <text:list-item>
              <text:p text:style-name="P10">.classpath und .project im Projektordner.</text:p>
            </text:list-item>
          </text:list>
        </text:list-item>
        <text:list-item>
          <text:p text:style-name="P10">Das Abgabearchiv muss keinen bestimmten Namen aufweisen.</text:p>
        </text:list-item>
        <text:list-item>
          <text:p text:style-name="P10">Bei Fragen zum Beispiel:</text:p>
          <text:list>
            <text:list-item>
              <text:p text:style-name="P10">Posten Sie zuerst im TUWel Forum.</text:p>
            </text:list-item>
            <text:list-item>
              <text:p text:style-name="P10">Dann wenden Sie sich bitte an einen Tutor.</text:p>
            </text:list-item>
            <text:list-item>
              <text:p text:style-name="P10">Bei allfälligen schwerwiegenden Problemen, die durch die obigen Schritte nicht gelöst werden konnten, wenden Sie sich an die Übungsleitung (barbara.schuhmacher@qse.ifs.tuwien.ac.at).</text:p>
            </text:list-item>
          </text:list>
        </text:list-item>
        <text:list-item>
          <text:p text:style-name="P10">Achten Sie auf die korrekten Konventionen der Groß/Kleinschreibung bei Klassen und Methoden.</text:p>
        </text:list-item>
      </text:list>
      <text:p text:style-name="Standard"/>
      <text:h text:style-name="P15" text:outline-level="3">4a. TDD (10 Punkte)</text:h>
      <text:p text:style-name="Text_20_body">Gegeben ist eine angepasste Variante des Interface „PriorityQueue“, lesen Sie daher die Anforderungen aus der java-doc genau durch(PriorityQueue.java). Mittels TDD (siehe VO Folien) soll nun eine <text:s/>Implementierung (PriorityQueueImpl.java) dieses Interfaces entstehen. Sie dürfen dabei nicht das Java Collection Framework, java.util.*, oder andere Java-Bibliotheken verwenden um die Implementierung zu programmieren. Mögliche Lösungsansätze um die Elemente zu speichern: In normalen Arrays oder eine selbst-implementierte Liste (linked list).</text:p>
      <text:p text:style-name="Text_20_body"/>
      <text:p text:style-name="Text_20_body">Schreiben Sie anhand der Interface-Dokumentation mindestens 10 Tests. Es ist nicht zwingend notwendig zuerst alle 10 Tests zu implementieren, jedoch empfehlen wir mit mindestens 2 Tests anzufangen und abwechselnd Tests und Implementation zu erstellen. Es soll sowohl „normales“ Verhalten, als auch das Fehlerverhalten getestet werden. Beachten Sie den Unterschied zwischen head() und peek().</text:p>
      <text:p text:style-name="Text_20_body"/>
      <text:p text:style-name="Text_20_body">Tragen Sie die Reihenfolge der Umsetzung ein (Methoden). Erwähnen Sie Probleme oder erstellte Hilfsmethoden. Sollte sich während der Implementierung herausstellen, dass Tests fehlen, fügen Sie diese hinzu und dokumentieren Sie diese.</text:p>
      <text:p text:style-name="Text_20_body"/>
      <text:p text:style-name="Text_20_body"/>
      <table:table table:name="TDD-Historie" table:style-name="TDD-Historie">
        <table:table-column table:style-name="TDD-Historie.A"/>
        <table:table-column table:style-name="TDD-Historie.B"/>
        <table:table-column table:style-name="TDD-Historie.C"/>
        <table:table-row>
          <table:table-cell table:style-name="TDD-Historie.A1" office:value-type="string">
            <text:p text:style-name="P2">Nr.</text:p>
          </table:table-cell>
          <table:table-cell table:style-name="TDD-Historie.A1" office:value-type="string">
            <text:p text:style-name="P2">Funktionalität</text:p>
          </table:table-cell>
          <table:table-cell table:style-name="TDD-Historie.C1" office:value-type="string">
            <text:p text:style-name="P2">Beschreibung</text:p>
          </table:table-cell>
        </table:table-row>
        <table:table-row>
          <table:table-cell table:style-name="TDD-Historie.A2" office:value-type="string">
            <text:p text:style-name="Table_20_Contents">#0</text:p>
          </table:table-cell>
          <table:table-cell table:style-name="TDD-Historie.A2" office:value-type="string">
            <text:p text:style-name="Table_20_Contents">offer(), komplett</text:p>
          </table:table-cell>
          <table:table-cell table:style-name="TDD-Historie.C2" office:value-type="string">
            <text:p text:style-name="Table_20_Contents">Schlägt in dieser Implementierung nie fehl, Test laufen</text:p>
          </table:table-cell>
        </table:table-row>
        <table:table-row>
          <table:table-cell table:style-name="TDD-Historie.A3" office:value-type="float" office:value="1">
            <text:p text:style-name="Table_20_Contents">1</text:p>
          </table:table-cell>
          <table:table-cell table:style-name="TDD-Historie.B3" office:value-type="string">
            <text:p text:style-name="Table_20_Contents"/>
          </table:table-cell>
          <table:table-cell table:style-name="TDD-Historie.C3" office:value-type="string">
            <text:p text:style-name="Table_20_Contents"/>
          </table:table-cell>
        </table:table-row>
      </table:table>
      <text:p text:style-name="Text_20_body"/>
      <text:h text:style-name="P15" text:outline-level="3">4b. Findbugs (5 Punkte)</text:h>
      <text:p text:style-name="Standard">Analysieren Sie den Source Code aus dem Package „findbugs“ (src/test/java und src/main/java). Für die Aufzeichnung der Bugs stehen in diesem Dokument leere Tabellen zur Verfügung. Es sollen die gefundenen Fehler dokumentiert werden.</text:p>
      <text:p text:style-name="Standard"/>
      <text:p text:style-name="Standard">Lösen des Beispiels:</text:p>
      <text:p text:style-name="Standard"/>
      <text:list xml:id="list33516619" text:style-name="L3">
        <text:list-item>
          <text:p text:style-name="P11">FindBugs Eclipse Plugin installieren (http://findbugs.sourceforge.net/)</text:p>
        </text:list-item>
        <text:list-item>
          <text:p text:style-name="P11">package „findbugs“ analysieren</text:p>
        </text:list-item>
        <text:list-item>
          <text:p text:style-name="P11">5 verschiedene Bugs im Leitfaden dokumentieren. Wenn Sie der Meinung sind, dass es sich um Falschmeldungen handelt, so begründen Sie dies pro Fehlerart. (Art ist z.B. „ES: Comparison of String...“, s.u.)</text:p>
        </text:list-item>
        <text:list-item>
          <text:p text:style-name="P11">Gefundenen Fehler im Source Code ausbessern</text:p>
        </text:list-item>
        <text:list-item>
          <text:p text:style-name="P11">Sie m<text:span text:style-name="T4">üssen das Programm nicht starten und testen, sobald das Projekt wieder kompiliert (Eclipse zeigt keine Fehlermeldungen an) und FindBugs den Fehler nicht mehr anzeigt, haben Sie einen Bug erfolgreich gefunden, dokumentiert und ausgebessert.</text:span></text:p>
        </text:list-item>
      </text:list>
      <text:p text:style-name="Standard"/>
      <text:p text:style-name="Standard">Anm.:</text:p>
      <text:p text:style-name="Standard">Falls ausgebesserte Fehler weiter als Fehler angezeigt werden, noch einmal mit Findbugs den Source Code analysieren. Dann sollte die Fehlermeldung verschwinden.</text:p>
      <text:p text:style-name="Standard"/>
      <text:p text:style-name="Standard">Anm.:</text:p>
      <text:p text:style-name="Standard">Von FindBugs kopierte Erklärungen der Fehler werden nicht gewertet.</text:p>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4">Nr</text:p>
          </table:table-cell>
          <table:table-cell table:style-name="Table2.A1" office:value-type="string">
            <text:p text:style-name="P4">Fehler Name</text:p>
          </table:table-cell>
          <table:table-cell table:style-name="Table2.C1" office:value-type="string">
            <text:p text:style-name="P4">Beschreibung</text:p>
          </table:table-cell>
        </table:table-row>
        <table:table-row>
          <table:table-cell table:style-name="Table2.A2" office:value-type="float" office:value="-1">
            <text:p text:style-name="P5">-1</text:p>
          </table:table-cell>
          <table:table-cell table:style-name="Table2.B2" office:value-type="string">
            <text:p text:style-name="P5">ES: Comparison of String objects using == or != (ES_COMPARING_STRINGS_WITH_EQ)</text:p>
          </table:table-cell>
          <table:table-cell table:style-name="Table2.C2" office:value-type="string">
            <text:p text:style-name="P5">This code compares <text:span text:style-name="Source_20_Text">java.lang.String</text:span> objects for reference equality using the == or != operators. Unless both strings are either constants in a source file, or have been interned using the <text:span text:style-name="Source_20_Text">String.intern()</text:span> method, the same string value may be represented by two different String objects. Consider using the <text:span text:style-name="Source_20_Text">equals(Object)</text:span> method instead. </text:p>
            <text:p text:style-name="P6">FALSCH</text:p>
          </table:table-cell>
        </table:table-row>
        <table:table-row>
          <table:table-cell table:style-name="Table2.A2" office:value-type="float" office:value="0">
            <text:p text:style-name="P5">0</text:p>
          </table:table-cell>
          <table:table-cell table:style-name="Table2.B2" office:value-type="string">
            <text:p text:style-name="P5">ES: Comparison of String objects using == or != (ES_COMPARING_STRINGS_WITH_EQ)</text:p>
          </table:table-cell>
          <table:table-cell table:style-name="Table2.C2" office:value-type="string">
            <text:p text:style-name="P5">Strings sind in Java Objekte, der == Operator führt bei Strings zur Prüfung, ob es sich um ein und dasselbe Objekt handelt, nicht aber ob der „Inhalt“ ident ist<text:line-break/><text:span text:style-name="T5">RICHTIG</text:span></text:p>
          </table:table-cell>
        </table:table-row>
        <table:table-row>
          <table:table-cell table:style-name="Table2.A4" office:value-type="float" office:value="1">
            <text:p text:style-name="P5">1</text:p>
          </table:table-cell>
          <table:table-cell table:style-name="Table2.B4" office:value-type="string">
            <text:p text:style-name="P5"/>
          </table:table-cell>
          <table:table-cell table:style-name="Table2.C4" office:value-type="string">
            <text:p text:style-name="P5"/>
          </table:table-cell>
        </table:table-row>
      </table:table>
      <text:p text:style-name="Standard"/>
      <text:p text:style-name="Standard"/>
      <text:h text:style-name="Heading_20_3" text:outline-level="3"><text:soft-page-break/>4c. <text:s/>Refactoring Patterns (10 Punkte)</text:h>
      <text:p text:style-name="Standard">Vorbedingung für Qualitätssicherung (etwa systematische Tests) sind verständliche und testbare Anforderungen. In dieser Übungsaufgabe sollen Sie auf einem Beispielprojekt konkrete Refactoring Patterns anwenden um die Qualität und Testbarkeit zu erhöhen, außerdem soll aufgezeichnet werden in welcher Reihenfolge die Patterns angewandt werden.</text:p>
      <text:p text:style-name="Standard"/>
      <text:p text:style-name="Standard">Im Softwarepaket „refactoring“ finden Sie den Pizza-Dienst. Wenden Sie die in der VO beschriebenen bzw. die in der unteren Tabelle aufgeführten Refactoring Patterns an um die Qualität und Testbarkeit zu erhöhen. Unter <text:a xlink:type="simple" xlink:href="http://sourcemaking.com/refactoring" office:target-frame-name="_blank" xlink:show="new">http://sourcemaking.com/refactoring</text:a> können Sie weitere Details zu den einzelnen Patterns nachlesen.</text:p>
      <text:p text:style-name="Standard"/>
      <table:table table:name="Tabelle1" table:style-name="Tabelle1">
        <table:table-column table:style-name="Tabelle1.A"/>
        <table:table-column table:style-name="Tabelle1.B"/>
        <table:table-row>
          <table:table-cell table:style-name="Tabelle1.A1" table:number-columns-spanned="2" office:value-type="string">
            <text:p text:style-name="P3">Refactoring Patterns</text:p>
          </table:table-cell>
          <table:covered-table-cell/>
        </table:table-row>
        <table:table-row>
          <table:table-cell table:style-name="Tabelle1.A2" office:value-type="string">
            <text:p text:style-name="Table_20_Contents">Encapsulate Field</text:p>
          </table:table-cell>
          <table:table-cell table:style-name="Tabelle1.B2" office:value-type="string">
            <text:p text:style-name="Table_20_Contents">Extract Method</text:p>
          </table:table-cell>
        </table:table-row>
        <table:table-row>
          <table:table-cell table:style-name="Tabelle1.A2" office:value-type="string">
            <text:p text:style-name="Table_20_Contents">Move Method</text:p>
          </table:table-cell>
          <table:table-cell table:style-name="Tabelle1.B2" office:value-type="string">
            <text:p text:style-name="Table_20_Contents">Replace Temp with Query</text:p>
          </table:table-cell>
        </table:table-row>
        <table:table-row>
          <table:table-cell table:style-name="Tabelle1.A2" office:value-type="string">
            <text:p text:style-name="Table_20_Contents">Replace Conditional with Polymorphism</text:p>
          </table:table-cell>
          <table:table-cell table:style-name="Tabelle1.B2" office:value-type="string">
            <text:p text:style-name="Table_20_Contents">Extract Class</text:p>
          </table:table-cell>
        </table:table-row>
      </table:table>
      <text:p text:style-name="P7"/>
      <text:p text:style-name="Standard"><text:span text:style-name="T6">Analysieren Sie jedes</text:span> Refactoring Pattern und entscheiden Sie, ob und wie es brauchbar ist um den bestehenden Code zu verbessern. Wenn möglich, schreiben Sie zuerst/hinterher einen Test, der die Funktionalität ihres Refactorings überprüft und wenden Sie danach das jeweilige Pattern an. Dabei soll der Code um folgende Kriterien verbessert werden:</text:p>
      <text:p text:style-name="Standard"/>
      <text:list xml:id="list33516908" text:style-name="L4">
        <text:list-item>
          <text:p text:style-name="P12">Die Datenkapselung in der Pizzaklasse soll verbessert werden.</text:p>
        </text:list-item>
        <text:list-item>
          <text:p text:style-name="P12">Im aktuellen Code muss bei jeder neuen Pizzagröße (SIZE_* Konstanten) die Customer-Klasse angepasst werden. Dies soll im Sinne von Polymorphismus verbessert werden.</text:p>
        </text:list-item>
        <text:list-item>
          <text:p text:style-name="P12">Die Klasse OrderedPizza soll ihren Preis selbst berechnen können (calculatePrice()).</text:p>
        </text:list-item>
        <text:list-item>
          <text:p text:style-name="P12">Die Customer-Klasse soll Methoden bieten um die Gesamtkosten aller georderten Pizzen und die Pizza-Points abfragen zu können (getTotalPrice(), getPizzaPoints()).</text:p>
        </text:list-item>
        <text:list-item>
          <text:p text:style-name="P12">Im Sinne des OOP Prinzip „Single Responsibility“ soll die Erstellung der Order-Summary in eine eigene Klasse ausgelagert werden.</text:p>
        </text:list-item>
      </text:list>
      <text:p text:style-name="Text_20_body"/>
      <text:p text:style-name="Standard">Lösen des Beispiels:</text:p>
      <text:p text:style-name="Standard"/>
      <text:list xml:id="list33504066" text:style-name="L5">
        <text:list-item>
          <text:p text:style-name="P13">Refactoring Pattern identifizieren (z.B. „Move Method“)</text:p>
        </text:list-item>
        <text:list-item>
          <text:p text:style-name="P13">Test laufen lassen (es sollten keine Tests fehlschlagen)</text:p>
        </text:list-item>
        <text:list-item>
          <text:p text:style-name="P13">Wenn möglich einen Test für das Refactoring implementieren</text:p>
        </text:list-item>
        <text:list-item>
          <text:p text:style-name="P13">Refactoring Pattern anwenden</text:p>
        </text:list-item>
        <text:list-item>
          <text:p text:style-name="P13">Test laufen (es sollten keine Tests fehlschlagen)</text:p>
        </text:list-item>
        <text:list-item>
          <text:p text:style-name="P13">Dokumentieren mit Auswahl Begründung.</text:p>
        </text:list-item>
      </text:list>
      <text:p text:style-name="Standard"/>
      <text:p text:style-name="Text_20_body">Sollten Sie der Meinung sein, ein Refactoring anwenden zu können, zu dem Sie keinen Pattern Namen kennen, erstellen Sie eine kurze Beschreibung dazu. <text:span text:style-name="T7">Geben Sie in der Spalte „Nutzen, Auswahl Begründung“ an, was genau in der jeweiligen Klasse / Methode schlecht gelöst wurde und wie Sie dies verbessert haben.</text:span></text:p>
      <text:p text:style-name="P8">Gegebenenfalls müssen Sie die existierenden Tests anpassen, da manche Anwendungen der Patterns die Klassenstruktur abändern.</text:p>
      <text:p text:style-name="Standard"><text:soft-page-break/></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Angewandte Refactoring-Patterns</text:p>
          </table:table-cell>
          <table:covered-table-cell/>
          <table:covered-table-cell/>
        </table:table-row>
        <table:table-row>
          <table:table-cell table:style-name="Table1.A2" office:value-type="string">
            <text:p text:style-name="P2">Nr</text:p>
          </table:table-cell>
          <table:table-cell table:style-name="Table1.A2" office:value-type="string">
            <text:p text:style-name="P2">Pattern Name</text:p>
          </table:table-cell>
          <table:table-cell table:style-name="Table1.C2" office:value-type="string">
            <text:p text:style-name="P2">Nutzen, Auswahl Begr<text:span text:style-name="T4">ündung, Name der erstellten Testmethode</text:span></text:p>
          </table:table-cell>
        </table:table-row>
        <table:table-row>
          <table:table-cell table:style-name="Table1.A3" office:value-type="string">
            <text:p text:style-name="Table_20_Contents">#0</text:p>
          </table:table-cell>
          <table:table-cell table:style-name="Table1.A3" office:value-type="string">
            <text:p text:style-name="Table_20_Contents">Move Method</text:p>
          </table:table-cell>
          <table:table-cell table:style-name="Table1.C3" office:value-type="string">
            <text:p text:style-name="Table_20_Contents">getTimeOfDay() hat nichts mit der Funktionalität von Pizza.java zu tun und wird nach Clock.java verschoben. testClockGetTimeOfDay()</text:p>
          </table:table-cell>
        </table:table-row>
        <table:table-row>
          <table:table-cell table:style-name="Table1.A4" office:value-type="float" office:value="1">
            <text:p text:style-name="Table_20_Contents">1</text:p>
          </table:table-cell>
          <table:table-cell table:style-name="Table1.B4" office:value-type="string">
            <text:p text:style-name="Table_20_Contents"/>
          </table:table-cell>
          <table:table-cell table:style-name="Table1.C4" office:value-type="string">
            <text:p text:style-name="Table_20_Contents"/>
          </table:table-cell>
        </table:table-row>
      </table:table>
      <text:p text:style-name="Standard"/>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Nimbus Roman No9 L1" svg:font-family="'Nimbus Roman No9 L'" style:font-family-generic="roman"/>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QS VU SS 09<text:tab/><text:tab/>Beispiel 4 - Leitfaden</text:p>
      </style:header>
      <style:footer>
        <text:p text:style-name="MP1"><text:page-number text:select-page="current">6</text:page-number>/<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QS VU WS 08 - Beispiel 3 - Leitfaden</dc:title>
    <meta:creation-date>2008-11-10T01:30:49</meta:creation-date>
    <dc:date>2009-05-27T13:41:11.31</dc:date>
    <dc:language>de-DE</dc:language>
    <meta:editing-cycles>244</meta:editing-cycles>
    <meta:editing-duration>PT15H35M33S</meta:editing-duration>
    <meta:document-statistic meta:table-count="4" meta:image-count="0" meta:object-count="0" meta:page-count="6" meta:paragraph-count="109" meta:word-count="1302" meta:character-count="9492"/>
    <meta:user-defined meta:name="Info 1"/>
    <meta:user-defined meta:name="Info 2"/>
    <meta:user-defined meta:name="Info 3"/>
    <meta:user-defined meta:name="Info 4"/>
  </office:meta>
</office:document-meta>
</file>